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" svg:font-family="consolas, 'lucida console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fce9"/>
    </style:style>
    <style:style style:name="P2" style:family="paragraph" style:parent-style-name="Standard">
      <style:text-properties officeooo:rsid="000afce9" officeooo:paragraph-rsid="000afce9"/>
    </style:style>
    <style:style style:name="P3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4" style:family="paragraph" style:parent-style-name="Standard">
      <style:text-properties fo:color="#d4d4d4" loext:opacity="100%" officeooo:rsid="000afce9" fo:background-color="#1e1e1e"/>
    </style:style>
    <style:style style:name="P5" style:family="paragraph" style:parent-style-name="Standard">
      <style:text-properties fo:font-variant="normal" fo:text-transform="none" fo:color="#d4d4d4" loext:opacity="100%" style:font-name="consolas" fo:font-size="9pt" fo:letter-spacing="normal" fo:font-style="normal" fo:font-weight="normal" officeooo:rsid="000afce9" officeooo:paragraph-rsid="000afce9" fo:background-color="#1e1e1e"/>
    </style:style>
    <style:style style:name="P6" style:family="paragraph" style:parent-style-name="Standard">
      <style:text-properties officeooo:rsid="000c4449" officeooo:paragraph-rsid="000c4449"/>
    </style:style>
    <style:style style:name="P7" style:family="paragraph" style:parent-style-name="Text_20_body">
      <style:text-properties fo:font-variant="normal" fo:text-transform="none" fo:color="#212121" loext:opacity="100%" style:font-name="consolas" fo:font-size="9pt" fo:letter-spacing="normal" fo:font-style="normal" fo:font-weight="normal" officeooo:rsid="000afce9" officeooo:paragraph-rsid="000afce9"/>
    </style:style>
    <style:style style:name="P8" style:family="paragraph" style:parent-style-name="Text_20_body">
      <style:text-properties fo:font-variant="normal" fo:text-transform="none" fo:color="#212121" loext:opacity="100%" style:font-name="consolas" fo:font-size="9pt" fo:letter-spacing="normal" fo:font-style="normal" fo:font-weight="normal" officeooo:paragraph-rsid="000afce9"/>
    </style:style>
    <style:style style:name="P9" style:family="paragraph" style:parent-style-name="Text_20_body">
      <style:text-properties fo:font-variant="normal" fo:text-transform="none" fo:color="#212121" loext:opacity="100%" style:font-name="consolas" fo:font-size="9pt" fo:letter-spacing="normal" fo:font-style="normal" fo:font-weight="normal" officeooo:rsid="000c4449" officeooo:paragraph-rsid="000c4449"/>
    </style:style>
    <style:style style:name="T1" style:family="text">
      <style:text-properties officeooo:rsid="000afce9"/>
    </style:style>
    <style:style style:name="T2" style:family="text">
      <style:text-properties style:font-name="Consolas" fo:font-size="10.5pt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9cdcfe" loext:opacity="100%" style:font-name="Consolas" fo:font-size="10.5pt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b5cea8" loext:opacity="100%" style:font-name="Consolas" fo:font-size="10.5pt" fo:font-weight="normal"/>
    </style:style>
    <style:style style:name="T9" style:family="text">
      <style:text-properties fo:color="#881391" loext:opacity="100%"/>
    </style:style>
    <style:style style:name="T10" style:family="text">
      <style:text-properties fo:color="#881391" loext:opacity="100%" officeooo:rsid="000afce9"/>
    </style:style>
    <style:style style:name="T11" style:family="text">
      <style:text-properties fo:color="#565656" loext:opacity="100%"/>
    </style:style>
    <style:style style:name="T12" style:family="text">
      <style:text-properties fo:color="#565656" loext:opacity="100%" officeooo:rsid="000afce9"/>
    </style:style>
    <style:style style:name="T13" style:family="text">
      <style:text-properties fo:color="#c41a16" loext:opacity="100%"/>
    </style:style>
    <style:style style:name="T14" style:family="text">
      <style:text-properties fo:color="#c41a16" loext:opacity="100%" officeooo:rsid="000afce9"/>
    </style:style>
    <style:style style:name="T15" style:family="text">
      <style:text-properties fo:color="#1c00cf" loext:opacity="100%"/>
    </style:style>
    <style:style style:name="T16" style:family="text">
      <style:text-properties fo:color="#1c00cf" loext:opacity="100%" officeooo:rsid="000c4449"/>
    </style:style>
    <style:style style:name="T17" style:family="text">
      <style:text-properties officeooo:rsid="000c4449"/>
    </style:style>
    <style:style style:name="T18" style:family="text">
      <style:text-properties fo:color="#ce9178" loext:opacity="100%" style:font-name="Consolas" fo:font-size="10.5pt"/>
    </style:style>
    <style:style style:name="T19" style:family="text">
      <style:text-properties fo:color="#ce9178" loext:opacity="100%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'essaye d'ajouter des cases à un tableau dans localstorage mais ça réécrit dessus au lieu de faire un tableau.push...</text:p>
      <text:p text:style-name="P2">// ajouter objets captés dans un autre tableau au tableau publication</text:p>
      <text:p text:style-name="P4">        <text:span text:style-name="T5">publication</text:span><text:span text:style-name="T3">.</text:span><text:span text:style-name="T7">unshift</text:span><text:span text:style-name="T3">(</text:span><text:span text:style-name="T5">newObject</text:span><text:span text:style-name="T3">[</text:span><text:span text:style-name="T8">0</text:span><text:span text:style-name="T3">], </text:span><text:span text:style-name="T5">newObject</text:span><text:span text:style-name="T3">[</text:span><text:span text:style-name="T8">1</text:span><text:span text:style-name="T3">], </text:span><text:span text:style-name="T5">newObject</text:span><text:span text:style-name="T3">[</text:span><text:span text:style-name="T8">2</text:span><text:span text:style-name="T3">], </text:span><text:span text:style-name="T5">newObject</text:span><text:span text:style-name="T3">[</text:span><text:span text:style-name="T8">3</text:span><text:span text:style-name="T3">]); </text:span></text:p>
      <text:p text:style-name="P2">//ici publication ressemble à ça : </text:p>
      <text:p text:style-name="P8"><text:span text:style-name="T10">[0</text:span><text:span text:style-name="T1">: {</text:span><text:span text:style-name="T12">3</text:span><text:span text:style-name="T1">: </text:span><text:span text:style-name="T14">"test de date"</text:span><text:span text:style-name="T1">}, </text:span><text:span text:style-name="T9">1</text:span>: {<text:span text:style-name="T11">2</text:span>: <text:span text:style-name="T13">"</text:span><text:span text:style-name="T14">test de contenu</text:span><text:span text:style-name="T13">"</text:span><text:span text:style-name="T14">}, </text:span><text:span text:style-name="T9">2</text:span>: {<text:span text:style-name="T11">1</text:span>: <text:span text:style-name="T13">"test de résumé"</text:span>}<text:span text:style-name="T1">, </text:span><text:span text:style-name="T9">3</text:span>: {<text:span text:style-name="T11">0</text:span>: <text:span text:style-name="T13">"test de titre"</text:span>}<text:span text:style-name="T1">]</text:span></text:p>
      <text:p text:style-name="P7">//comme je voulais avoir juste un index et l'ensemble des infos, j'ai fait un contenant livre</text:p>
      <text:p text:style-name="P5">        <text:span text:style-name="T4">localStorage</text:span><text:span text:style-name="T2">.</text:span><text:span text:style-name="T6">setItem</text:span><text:span text:style-name="T2">(</text:span><text:span text:style-name="T18">"livre"</text:span><text:span text:style-name="T2">, </text:span><text:span text:style-name="T4">JSON</text:span><text:span text:style-name="T2">.</text:span><text:span text:style-name="T6">stringify</text:span><text:span text:style-name="T2">(</text:span><text:span text:style-name="T4">livre</text:span><text:span text:style-name="T2">)); </text:span></text:p>
      <text:p text:style-name="P3">        <text:span text:style-name="T5">livre</text:span><text:span text:style-name="T3"> = </text:span><text:span text:style-name="T5">JSON</text:span><text:span text:style-name="T3">.</text:span><text:span text:style-name="T7">parse</text:span><text:span text:style-name="T3">(</text:span><text:span text:style-name="T5">localStorage</text:span><text:span text:style-name="T3">.</text:span><text:span text:style-name="T7">getItem</text:span><text:span text:style-name="T3">(</text:span><text:span text:style-name="T19">"livre"</text:span><text:span text:style-name="T3">));</text:span></text:p>
      <text:p text:style-name="P7"/>
      <text:p text:style-name="P5"> <text:span text:style-name="T4">livre</text:span><text:span text:style-name="T2">.</text:span><text:span text:style-name="T6">push</text:span><text:span text:style-name="T2">([</text:span><text:span text:style-name="T4">i</text:span><text:span text:style-name="T2">, </text:span><text:span text:style-name="T4">publication</text:span><text:span text:style-name="T2">]);</text:span></text:p>
      <text:p text:style-name="P7"/>
      <text:p text:style-name="P8"><text:span text:style-name="T1">//ici livre ressemble à ça : <text:line-break/></text:span><text:span text:style-name="T9">0</text:span>: <text:span text:style-name="T15">-1</text:span><text:span text:style-name="T16"> //livre[0]</text:span><text:span text:style-name="T15"><text:line-break/></text:span><text:span text:style-name="T9">1</text:span>: <text:span text:style-name="T1"> </text:span><text:span text:style-name="T9">0</text:span>: {<text:span text:style-name="T11">3</text:span>: <text:span text:style-name="T13">"t, nr"</text:span>}<text:span text:style-name="T1"> </text:span><text:span text:style-name="T9">1</text:span>: {<text:span text:style-name="T11">2</text:span>: <text:span text:style-name="T13">"btydvnrbtc"</text:span><text:span text:style-name="T14">} </text:span><text:span text:style-name="T9">2</text:span>: {<text:span text:style-name="T11">1</text:span>: <text:span text:style-name="T13">"test de résumé"</text:span><text:span text:style-name="T14">} </text:span><text:span text:style-name="T9">3</text:span>: {<text:span text:style-name="T11">0</text:span>: <text:span text:style-name="T13">"test de titre"</text:span>}<text:span text:style-name="T17"> //livre[1]</text:span></text:p>
      <text:p text:style-name="P9">Le truc c'est que le tout est dans une boucle for qui tourne sur i donc quand ça revient sur livre.push, ça réécrit par dessus au lieu de créer une nouvelle case</text:p>
      <text:p text:style-name="P6">J'ai essayé de mettre le localStorage.setItem à l'extérieur de la boucle mais ça ne change ri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" svg:font-family="consolas, 'lucida console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3:36:44.782000000</meta:creation-date>
    <dc:date>2021-03-09T03:54:37.171000000</dc:date>
    <meta:editing-duration>PT6M42S</meta:editing-duration>
    <meta:editing-cycles>1</meta:editing-cycles>
    <meta:document-statistic meta:table-count="0" meta:image-count="0" meta:object-count="0" meta:page-count="1" meta:paragraph-count="12" meta:word-count="159" meta:character-count="1055" meta:non-whitespace-character-count="878"/>
    <meta:generator>LibreOffice/7.0.0.3$Windows_x86 LibreOffice_project/8061b3e9204bef6b321a21033174034a5e2ea88e</meta:generator>
  </office:meta>
</office:document-meta>
</file>